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DM Sans" svg:font-family="'DM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MonacoRegular, 'Courier New', monospac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Table1" style:family="table">
      <style:table-properties style:width="6.9375in" fo:margin-left="0in" table:align="left"/>
    </style:style>
    <style:style style:name="Table1.A" style:family="table-column">
      <style:table-column-properties style:column-width="0.2931in"/>
    </style:style>
    <style:style style:name="Table1.B" style:family="table-column">
      <style:table-column-properties style:column-width="6.6444in"/>
    </style:style>
    <style:style style:name="Table1.A1" style:family="table-cell">
      <style:table-cell-properties style:vertical-align="middle" fo:background-color="#eeeeee" fo:padding="0in" fo:border="none">
        <style:background-image/>
      </style:table-cell-properties>
    </style:style>
    <style:style style:name="Table1.B1" style:family="table-cell">
      <style:table-cell-properties style:vertical-align="middle" fo:padding="0in" fo:border="none"/>
    </style:style>
    <style:style style:name="Table2" style:family="table">
      <style:table-properties style:width="6.9375in" fo:margin-left="0in" table:align="left"/>
    </style:style>
    <style:style style:name="Table2.A" style:family="table-column">
      <style:table-column-properties style:column-width="0.1882in"/>
    </style:style>
    <style:style style:name="Table2.B" style:family="table-column">
      <style:table-column-properties style:column-width="6.7493in"/>
    </style:style>
    <style:style style:name="Table2.A1" style:family="table-cell">
      <style:table-cell-properties style:vertical-align="middle" fo:background-color="#eeeeee" fo:padding="0in" fo:border="none">
        <style:background-image/>
      </style:table-cell-properties>
    </style:style>
    <style:style style:name="Table2.B1" style:family="table-cell">
      <style:table-cell-properties style:vertical-align="middle" fo:padding="0in" fo:border="none"/>
    </style:style>
    <style:style style:name="Table3" style:family="table">
      <style:table-properties style:width="6.9375in" fo:margin-left="0in" table:align="left"/>
    </style:style>
    <style:style style:name="Table3.A" style:family="table-column">
      <style:table-column-properties style:column-width="0.2931in"/>
    </style:style>
    <style:style style:name="Table3.B" style:family="table-column">
      <style:table-column-properties style:column-width="6.6444in"/>
    </style:style>
    <style:style style:name="Table3.A1" style:family="table-cell">
      <style:table-cell-properties style:vertical-align="middle" fo:background-color="#eeeeee" fo:padding="0in" fo:border="none">
        <style:background-image/>
      </style:table-cell-properties>
    </style:style>
    <style:style style:name="Table3.B1" style:family="table-cell">
      <style:table-cell-properties style:vertical-align="middle" fo:padding="0in" fo:border="none"/>
    </style:style>
    <style:style style:name="P1" style:family="paragraph" style:parent-style-name="Heading_20_1">
      <style:paragraph-properties fo:margin-left="0in" fo:margin-right="0in" fo:margin-top="0in" fo:margin-bottom="0in" style:contextual-spacing="false" style:line-height-at-least="0.5209in" fo:text-indent="0in" style:auto-text-indent="false"/>
      <style:text-properties fo:color="#000000" loext:opacity="100%" style:font-name="DM Sans" fo:font-weight="bold"/>
    </style:style>
    <style:style style:name="P2" style:family="paragraph" style:parent-style-name="Heading_20_4">
      <style:paragraph-properties fo:margin-left="0in" fo:margin-right="0in" fo:margin-top="0.2083in" fo:margin-bottom="0in" style:contextual-spacing="false" style:line-height-at-least="0.3126in" fo:text-align="start" style:justify-single-word="false" fo:orphans="2" fo:widows="2" fo:text-indent="0in" style:auto-text-indent="false" style:writing-mode="lr-tb"/>
      <style:text-properties fo:font-variant="normal" fo:text-transform="none" fo:color="#000000" loext:opacity="100%" style:font-name="DM Sans" fo:font-size="18pt" fo:letter-spacing="normal" fo:font-style="normal" fo:font-weight="bold"/>
    </style:style>
    <style:style style:name="P3" style:family="paragraph" style:parent-style-name="Heading_20_4">
      <style:paragraph-properties fo:margin-left="0in" fo:margin-right="0in" fo:margin-top="0.2083in" fo:margin-bottom="0in" style:contextual-spacing="false" style:line-height-at-least="0.3126in" fo:text-align="justify" style:justify-single-word="false" fo:orphans="2" fo:widows="2" fo:text-indent="0in" style:auto-text-indent="false" style:writing-mode="lr-tb"/>
      <style:text-properties fo:font-variant="normal" fo:text-transform="none" fo:color="#000000" loext:opacity="100%" style:font-name="DM Sans" fo:font-size="18pt" fo:letter-spacing="normal" fo:font-style="normal" fo:font-weight="bold"/>
    </style:style>
    <style:style style:name="P4" style:family="paragraph" style:parent-style-name="Text_20_body">
      <style:paragraph-properties fo:text-align="start" style:justify-single-word="false" fo:orphans="2" fo:widows="2" style:writing-mode="lr-tb"/>
      <style:text-properties fo:font-variant="normal" fo:text-transform="none" fo:color="#000000" loext:opacity="100%" style:font-name="DM Sans" fo:font-size="13.5pt" fo:letter-spacing="normal" fo:font-style="normal" fo:font-weight="normal" style:font-name-asian="DM Sans" style:font-size-asian="13.5pt" style:font-style-asian="normal" style:font-weight-asian="normal" style:font-name-complex="DM Sans" style:font-size-complex="13.5pt" style:font-style-complex="normal" style:font-weight-complex="normal"/>
    </style:style>
    <style:style style:name="P5" style:family="paragraph" style:parent-style-name="Text_20_body">
      <style:paragraph-properties fo:margin-left="0in" fo:margin-right="0in" fo:margin-top="0.1563in" fo:margin-bottom="0.3126in" style:contextual-spacing="false" style:line-height-at-least="0.3126in" fo:text-align="start" style:justify-single-word="false" fo:orphans="2" fo:widows="2" fo:text-indent="0in" style:auto-text-indent="false" style:writing-mode="lr-tb"/>
      <style:text-properties fo:font-variant="normal" fo:text-transform="none" fo:color="#000000" loext:opacity="100%" style:font-name="DM Sans" fo:font-size="13.5pt" fo:letter-spacing="normal" fo:font-style="normal" fo:font-weight="normal" style:font-name-asian="DM Sans" style:font-size-asian="13.5pt" style:font-style-asian="normal" style:font-weight-asian="normal" style:font-name-complex="DM Sans" style:font-size-complex="13.5pt" style:font-style-complex="normal" style:font-weight-complex="normal"/>
    </style:style>
    <style:style style:name="P6" style:family="paragraph" style:parent-style-name="Text_20_body">
      <style:paragraph-properties fo:margin-top="0in" fo:margin-bottom="0in" style:contextual-spacing="false" fo:text-align="start" style:justify-single-word="false" fo:orphans="2" fo:widows="2" style:writing-mode="lr-tb"/>
      <style:text-properties fo:font-variant="normal" fo:text-transform="none" fo:color="#000000" loext:opacity="100%" style:font-name="DM Sans" fo:font-size="13.5pt" fo:letter-spacing="normal" fo:font-style="normal" fo:font-weight="normal"/>
    </style:style>
    <style:style style:name="P7" style:family="paragraph" style:parent-style-name="Text_20_body">
      <style:paragraph-properties fo:text-align="start" style:justify-single-word="false" fo:orphans="2" fo:widows="2" style:writing-mode="lr-tb"/>
      <style:text-properties fo:font-variant="normal" fo:text-transform="none" fo:color="#000000" loext:opacity="100%" style:font-name="DM Sans" fo:font-size="13.5pt" fo:letter-spacing="normal" fo:font-style="normal" fo:font-weight="normal"/>
    </style:style>
    <style:style style:name="P8"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loext:opacity="100%" style:font-name="DM Sans" fo:font-size="13.5pt" fo:letter-spacing="normal" fo:font-style="normal" fo:font-weight="normal"/>
    </style:style>
    <style:style style:name="P9" style:family="paragraph" style:parent-style-name="Text_20_body">
      <style:paragraph-properties fo:margin-top="0in" fo:margin-bottom="0in" style:contextual-spacing="false" fo:text-align="start" style:justify-single-word="false" fo:orphans="2" fo:widows="2" style:writing-mode="lr-tb"/>
      <style:text-properties fo:font-variant="normal" fo:text-transform="none" fo:color="#000000" loext:opacity="100%" fo:letter-spacing="normal" fo:font-weight="bold"/>
    </style:style>
    <style:style style:name="P10" style:family="paragraph" style:parent-style-name="Text_20_body">
      <style:paragraph-properties fo:margin-left="0in" fo:margin-right="0.2083in" fo:text-align="start" style:justify-single-word="false" fo:orphans="2" fo:widows="2" fo:text-indent="0in" style:auto-text-indent="false" style:writing-mode="lr-tb"/>
      <style:text-properties fo:font-variant="normal" fo:text-transform="none" fo:color="#000000" loext:opacity="100%" fo:letter-spacing="normal"/>
    </style:style>
    <style:style style:name="P11" style:family="paragraph" style:parent-style-name="Text_20_body">
      <style:paragraph-properties fo:margin-left="0in" fo:margin-right="0in" fo:margin-top="0.1563in" fo:margin-bottom="0.3126in" style:contextual-spacing="false" style:line-height-at-least="0.3126in" fo:text-align="start" style:justify-single-word="false" fo:orphans="2" fo:widows="2" fo:text-indent="0in" style:auto-text-indent="false" style:writing-mode="lr-tb"/>
      <style:text-properties fo:font-variant="normal" fo:text-transform="none" fo:color="#4b4b4b" loext:opacity="100%" style:font-name="DM Sans" fo:font-size="13.5pt" fo:letter-spacing="normal" fo:font-style="normal" fo:font-weight="normal"/>
    </style:style>
    <style:style style:name="P12" style:family="paragraph" style:parent-style-name="Text_20_body">
      <style:paragraph-properties fo:margin-left="0in" fo:margin-right="0in" fo:margin-top="0.1563in" fo:margin-bottom="0.3126in" style:contextual-spacing="false" style:line-height-at-least="0.3126in" fo:text-align="justify" style:justify-single-word="false" fo:orphans="2" fo:widows="2" fo:text-indent="0in" style:auto-text-indent="false" style:writing-mode="lr-tb"/>
      <style:text-properties fo:font-variant="normal" fo:text-transform="none" fo:color="#4b4b4b" loext:opacity="100%" style:font-name="DM Sans" fo:font-size="13.5pt" fo:letter-spacing="normal" fo:font-style="normal" fo:font-weight="normal"/>
    </style:style>
    <style:style style:name="P13" style:family="paragraph" style:parent-style-name="Table_20_Contents">
      <style:paragraph-properties fo:margin-left="0in" fo:margin-right="0in" fo:margin-top="0in" fo:margin-bottom="0in" style:contextual-spacing="false" fo:text-align="end" style:justify-single-word="false" fo:text-indent="0in" style:auto-text-indent="false"/>
      <style:text-properties fo:color="#aaaaaa" loext:opacity="100%" style:font-name="inherit" loext:padding-left="0in" loext:padding-right="0.052in" loext:padding-top="0in" loext:padding-bottom="0in" loext:border-left="none" loext:border-right="0.06pt solid #dedede" loext:border-top="none" loext:border-bottom="none"/>
    </style:style>
    <style:style style:name="P14"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333333" loext:opacity="100%" style:font-name="inherit" loext:padding="0in" loext:border="none"/>
    </style:style>
    <style:style style:name="P1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loext:padding="0in" loext:border="none"/>
    </style:style>
    <style:style style:name="P16" style:family="paragraph" style:parent-style-name="Text_20_body">
      <style:paragraph-properties fo:margin-top="0.2083in" fo:margin-bottom="0.1043in" style:contextual-spacing="false"/>
      <style:text-properties loext:padding="0in" loext:border="none"/>
    </style:style>
    <style:style style:name="P17"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style:font-name="inherit" loext:padding="0in" loext:border="none"/>
    </style:style>
    <style:style style:name="P18"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999999" loext:opacity="100%" style:font-name="inherit" fo:font-style="italic" loext:padding="0in" loext:border="none"/>
    </style:style>
    <style:style style:name="P19" style:family="paragraph" style:parent-style-name="Text_20_body">
      <style:paragraph-properties fo:text-align="start" style:justify-single-word="false" fo:orphans="2" fo:widows="2" style:writing-mode="lr-tb"/>
    </style:style>
    <style:style style:name="P20" style:family="paragraph" style:parent-style-name="Text_20_body">
      <style:paragraph-properties fo:margin-top="0in" fo:margin-bottom="0in" style:contextual-spacing="false" fo:text-align="start" style:justify-single-word="false" fo:orphans="2" fo:widows="2" style:writing-mode="lr-tb"/>
      <style:text-properties fo:font-size="13.5pt"/>
    </style:style>
    <style:style style:name="P21" style:family="paragraph" style:parent-style-name="Heading_20_4">
      <style:paragraph-properties fo:margin-left="0in" fo:margin-right="0in" fo:margin-top="0.2083in" fo:margin-bottom="0in" style:contextual-spacing="false" style:line-height-at-least="0.3126in" fo:text-align="start" style:justify-single-word="false" fo:orphans="2" fo:widows="2" fo:text-indent="0in" style:auto-text-indent="false" style:writing-mode="lr-tb"/>
      <style:text-properties fo:font-variant="normal" fo:text-transform="none" fo:color="#000000" loext:opacity="100%" style:font-name="DM Sans" fo:font-size="18pt" fo:letter-spacing="normal" fo:font-style="normal" fo:font-weight="bold"/>
    </style:style>
    <style:style style:name="P22" style:family="paragraph" style:parent-style-name="Heading_20_4">
      <style:paragraph-properties fo:margin-left="0in" fo:margin-right="0in" fo:margin-top="0.2083in" fo:margin-bottom="0in" style:contextual-spacing="false" style:line-height-at-least="0.3126in" fo:text-align="start" style:justify-single-word="false" fo:orphans="2" fo:widows="2" fo:text-indent="0in" style:auto-text-indent="false" style:writing-mode="lr-tb"/>
      <style:text-properties fo:font-variant="normal" fo:text-transform="none" fo:color="#000000" loext:opacity="100%" fo:letter-spacing="normal"/>
    </style:style>
    <style:style style:name="P23" style:family="paragraph" style:parent-style-name="Text_20_body" style:list-style-name="L1">
      <style:paragraph-properties fo:margin-top="0in" fo:margin-bottom="0.3126in" style:contextual-spacing="false" style:line-height-at-least="0.3126in" fo:text-align="start" style:justify-single-word="false" fo:orphans="2" fo:widows="2" style:writing-mode="lr-tb"/>
      <style:text-properties fo:font-variant="normal" fo:text-transform="none" fo:color="#4b4b4b" loext:opacity="100%" style:font-name="DM Sans" fo:font-size="13.5pt" fo:letter-spacing="normal" fo:font-style="normal" fo:font-weight="normal"/>
    </style:style>
    <style:style style:name="P24" style:family="paragraph" style:parent-style-name="Text_20_body" style:list-style-name="L2">
      <style:paragraph-properties fo:margin-top="0in" fo:margin-bottom="0.3126in" style:contextual-spacing="false" style:line-height-at-least="0.3126in" fo:text-align="start" style:justify-single-word="false" fo:orphans="2" fo:widows="2" style:writing-mode="lr-tb"/>
      <style:text-properties fo:font-variant="normal" fo:text-transform="none" fo:color="#4b4b4b" loext:opacity="100%" style:font-name="DM Sans" fo:font-size="13.5pt" fo:letter-spacing="normal" fo:font-style="normal" fo:font-weight="normal"/>
    </style:style>
    <style:style style:name="P25" style:family="paragraph" style:parent-style-name="Text_20_body">
      <style:paragraph-properties fo:margin-left="0in" fo:margin-right="0in" fo:margin-top="0in" fo:margin-bottom="0in" style:contextual-spacing="false" fo:line-height="100%" fo:text-align="start" style:justify-single-word="false" fo:orphans="1" fo:widows="2" fo:text-indent="0in" style:auto-text-indent="false" style:writing-mode="lr-tb"/>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in" loext:border="none"/>
    </style:style>
    <style:style style:name="P26" style:family="paragraph" style:parent-style-name="Text_20_body">
      <style:paragraph-properties fo:text-align="start" style:justify-single-word="false" fo:orphans="2" fo:widows="2" style:writing-mode="lr-tb"/>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in" loext:border="none"/>
    </style:style>
    <style:style style:name="P27" style:family="paragraph" style:parent-style-name="Text_20_body" style:list-style-name="L1">
      <style:paragraph-properties fo:margin-top="0in" fo:margin-bottom="0.3126in" style:contextual-spacing="false" style:line-height-at-least="0.3126in" fo:text-align="start" style:justify-single-word="false" fo:orphans="2" fo:widows="2" style:writing-mode="lr-tb"/>
    </style:style>
    <style:style style:name="P28" style:family="paragraph" style:parent-style-name="Text_20_body">
      <style:paragraph-properties fo:margin-top="0in" fo:margin-bottom="0in" style:contextual-spacing="false" fo:text-align="justify" style:justify-single-word="false" fo:orphans="2" fo:widows="2" style:writing-mode="lr-tb"/>
      <style:text-properties fo:font-size="13.5pt"/>
    </style:style>
    <style:style style:name="T1" style:family="text">
      <style:text-properties fo:font-weight="bold"/>
    </style:style>
    <style:style style:name="T2" style:family="text">
      <style:text-properties fo:color="#000000" loext:opacity="100%" fo:font-weight="bold"/>
    </style:style>
    <style:style style:name="T3" style:family="text">
      <style:text-properties fo:color="#000000" loext:opacity="100%" style:font-name="inherit" fo:font-weight="bold"/>
    </style:style>
    <style:style style:name="T4" style:family="text">
      <style:text-properties fo:font-variant="normal" fo:text-transform="none" fo:color="#4b4b4b" loext:opacity="100%" style:font-name="DM Sans" fo:font-size="13.5pt" fo:letter-spacing="normal" fo:font-style="normal" fo:font-weight="bold"/>
    </style:style>
    <style:style style:name="T5" style:family="text">
      <style:text-properties fo:font-variant="normal" fo:text-transform="none" fo:color="#4b4b4b" loext:opacity="100%" style:font-name="DM Sans" fo:font-size="13.5pt" fo:letter-spacing="normal" fo:font-style="normal" fo:font-weight="normal"/>
    </style:style>
    <style:style style:name="T6" style:family="text">
      <style:text-properties fo:font-variant="normal" fo:text-transform="none" fo:color="#014fd0" loext:opacity="100%" style:font-name="DM Sans" fo:font-size="13.5pt" fo:letter-spacing="normal" fo:font-style="normal" fo:font-weight="normal"/>
    </style:style>
    <style:style style:name="T7" style:family="text">
      <style:text-properties fo:font-variant="normal" fo:text-transform="none" fo:color="#000000" loext:opacity="100%" style:font-name="DM Sans" fo:font-size="13.5pt" fo:letter-spacing="normal" fo:font-style="normal" fo:font-weight="normal"/>
    </style:style>
    <style:style style:name="T8" style:family="text">
      <style:text-properties fo:font-variant="normal" fo:text-transform="none" fo:color="#000000" loext:opacity="100%" style:font-name="DM Sans" fo:letter-spacing="normal" fo:font-style="normal" fo:font-weight="bold"/>
    </style:style>
    <style:style style:name="T9" style:family="text">
      <style:text-properties fo:font-variant="normal" fo:text-transform="none" fo:color="#000000" loext:opacity="100%" style:font-name="DM Sans" fo:letter-spacing="normal" fo:font-style="normal" fo:font-weight="normal"/>
    </style:style>
    <style:style style:name="T10" style:family="text">
      <style:text-properties fo:color="#800080" loext:opacity="100%"/>
    </style:style>
    <style:style style:name="T11" style:family="text">
      <style:text-properties fo:color="#800080" loext:opacity="100%" fo:font-weight="bold"/>
    </style:style>
    <style:style style:name="T12" style:family="text">
      <style:text-properties fo:color="#800080" loext:opacity="100%" style:font-name="inherit" fo:font-weight="bold"/>
    </style:style>
    <style:style style:name="T13" style:family="text">
      <style:text-properties fo:color="#006fe0" loext:opacity="100%"/>
    </style:style>
    <style:style style:name="T14" style:family="text">
      <style:text-properties fo:color="#006fe0" loext:opacity="100%" style:font-name="inherit"/>
    </style:style>
    <style:style style:name="T15" style:family="text">
      <style:text-properties fo:color="#002d7a" loext:opacity="100%"/>
    </style:style>
    <style:style style:name="T16" style:family="text">
      <style:text-properties fo:color="#002d7a" loext:opacity="100%" style:font-name="inherit"/>
    </style:style>
    <style:style style:name="T17" style:family="text">
      <style:text-properties fo:color="#333333" loext:opacity="100%"/>
    </style:style>
    <style:style style:name="T18" style:family="text">
      <style:text-properties fo:color="#333333" loext:opacity="100%" style:font-name="inherit"/>
    </style:style>
    <style:style style:name="T19" style:family="text">
      <style:text-properties fo:color="#008080" loext:opacity="100%"/>
    </style:style>
    <style:style style:name="T20" style:family="text">
      <style:text-properties fo:color="#008080" loext:opacity="100%" style:font-name="inherit"/>
    </style:style>
    <style:style style:name="T21" style:family="text">
      <style:text-properties fo:color="#009999" loext:opacity="100%"/>
    </style:style>
    <style:style style:name="T22" style:family="text">
      <style:text-properties fo:color="#009999" loext:opacity="100%" style:font-name="inherit"/>
    </style:style>
    <style:style style:name="T23" style:family="text">
      <style:text-properties fo:color="#999999" loext:opacity="100%" style:font-name="inherit" fo:font-style="italic"/>
    </style:style>
    <style:style style:name="T24" style:family="text">
      <style:text-properties style:font-name="DM Sans" fo:font-size="18pt" fo:font-weight="bol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mmutable class interview questions</text:h>
      <text:section text:style-name="Sect1" text:name="bsa-zone_1575999700234-0_123456">
        <text:p text:style-name="P16"/>
      </text:section>
      <text:p text:style-name="P4">In this post, I am going to share java interview questions which are generally asked on immutable class. Immutable class is important topic as it deals with creation of thread safe class.<text:line-break/>Here I am providing some important immutable class interview questions with answers.</text:p>
      <text:h text:style-name="P2" text:outline-level="4">1. What is immutable class?</text:h>
      <text:p text:style-name="P12"><text:span text:style-name="T1">Answer :</text:span> Immutable objects are those objects whose state can not be changed once created. Class whose objects possess this characteristic can be termed as immutable class.<text:line-break/>For example : String , Integer.</text:p>
      <text:h text:style-name="P3" text:outline-level="4">2. What are steps for creating an immutable class?</text:h>
      <text:list xml:id="list698957358" text:style-name="L1">
        <text:list-item>
          <text:p text:style-name="P23"><text:span text:style-name="T1">Make your class final : </text:span><text:line-break/>If you make your class final, no class will be able to extend it, hence will not be able override methods of this class.</text:p>
        </text:list-item>
        <text:list-item>
          <text:p text:style-name="P23"><text:span text:style-name="T1">Declare all instance variable with private and final : </text:span><text:line-break/>If you make instance variable private, no outside class will be able to access instance variables and if you make them final, you can not change it.</text:p>
        </text:list-item>
        <text:list-item>
          <text:p text:style-name="P23"><text:span text:style-name="T1">Say no to setter methods :</text:span><text:line-break/>Don’t create setter method for any instance variables, hence there will be no explicit way to change state of instance variables.</text:p>
        </text:list-item>
        <text:list-item>
          <text:p text:style-name="P23"><text:soft-page-break/><text:span text:style-name="T1">Initialize all variables in constructor :</text:span><text:line-break/>You can initialize variables in constructor. You need to take special care while working with mutable object. You need to do deep copy in case of immutable objects.</text:p>
        </text:list-item>
        <text:list-item>
          <text:p text:style-name="P27"><text:span text:style-name="T4">Perform cloning of mutable objects while returning from getter method:</text:span><text:span text:style-name="T5"><text:line-break/>If you return clone of object from getter method, it won’t return original object, so your original object will remain intact.<text:line-break/>Read : </text:span><text:a xlink:type="simple" xlink:href="https://www.java2blog.com/2016/05/why-string-is-immutable-in-java.html" office:target-frame-name="_blank" xlink:show="new" text:style-name="Internet_20_link" text:visited-style-name="Visited_20_Internet_20_Link"><text:span text:style-name="T6">Why String is immutable in java</text:span></text:a></text:p>
        </text:list-item>
      </text:list>
      <text:h text:style-name="P2" text:outline-level="4"><text:soft-page-break/>3. Can you answer if below Employee class is immutable or not? If not what will you do to make it immutable?</text:h>
      <text:section text:style-name="Sect2" text:name="crayon-618203f288c56962171886">
        <table:table table:name="Table1" table:style-name="Table1">
          <table:table-column table:style-name="Table1.A"/>
          <table:table-column table:style-name="Table1.B"/>
          <table:table-row table:style-name="TableLine2779528570144">
            <table:table-cell table:style-name="Table1.A1" office:value-type="string">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3">10</text:p>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20</text:p>
              <text:p text:style-name="P13">21</text:p>
              <text:p text:style-name="P13">22</text:p>
              <text:p text:style-name="P13">23</text:p>
              <text:p text:style-name="P13">24</text:p>
              <text:p text:style-name="P13">25</text:p>
              <text:p text:style-name="P13">26</text:p>
            </table:table-cell>
            <table:table-cell table:style-name="Table1.B1" office:value-type="string">
              <text:section text:style-name="Sect1" text:name="crayon-618203f288c56962171886-1">
                <text:p text:style-name="P15"> </text:p>
              </text:section>
              <text:section text:style-name="Sect1" text:name="crayon-618203f288c56962171886-2">
                <text:p text:style-name="P17"><text:span text:style-name="T11">package</text:span><text:span text:style-name="T13"> </text:span><text:span text:style-name="T15">org</text:span><text:span text:style-name="T17">.</text:span><text:span text:style-name="T15">arpit</text:span><text:span text:style-name="T17">.</text:span><text:span text:style-name="T15">java2blog</text:span><text:span text:style-name="T17">.</text:span><text:span text:style-name="T15">bean</text:span><text:span text:style-name="T17">;</text:span></text:p>
              </text:section>
              <text:section text:style-name="Sect1" text:name="crayon-618203f288c56962171886-3">
                <text:p text:style-name="P17"><text:span text:style-name="T19">import </text:span><text:span text:style-name="T15">java</text:span><text:span text:style-name="T17">.</text:span><text:span text:style-name="T15">util</text:span><text:span text:style-name="T17">.</text:span><text:span text:style-name="T15">ArrayList</text:span><text:span text:style-name="T17">;</text:span></text:p>
              </text:section>
              <text:section text:style-name="Sect1" text:name="crayon-618203f288c56962171886-4">
                <text:p text:style-name="P15"> </text:p>
              </text:section>
              <text:section text:style-name="Sect1" text:name="crayon-618203f288c56962171886-5">
                <text:p text:style-name="P17"><text:span text:style-name="T10">public</text:span><text:span text:style-name="T13"> </text:span><text:span text:style-name="T10">final</text:span><text:span text:style-name="T13"> </text:span><text:span text:style-name="T11">class</text:span><text:span text:style-name="T13"> </text:span><text:span text:style-name="T19">Employee</text:span><text:span text:style-name="T13"> </text:span><text:span text:style-name="T17">{</text:span></text:p>
              </text:section>
              <text:section text:style-name="Sect1" text:name="crayon-618203f288c56962171886-6">
                <text:p text:style-name="P15"> </text:p>
              </text:section>
              <text:section text:style-name="Sect1" text:name="crayon-618203f288c56962171886-7">
                <text:p text:style-name="P17"><text:span text:style-name="T10">private</text:span><text:span text:style-name="T13"> </text:span><text:span text:style-name="T10">final</text:span><text:span text:style-name="T13"> </text:span><text:span text:style-name="T11">String</text:span><text:span text:style-name="T13"> </text:span><text:span text:style-name="T15">name</text:span><text:span text:style-name="T17">;</text:span></text:p>
              </text:section>
              <text:section text:style-name="Sect1" text:name="crayon-618203f288c56962171886-8">
                <text:p text:style-name="P17"><text:span text:style-name="T10">private</text:span><text:span text:style-name="T13"> </text:span><text:span text:style-name="T10">final</text:span><text:span text:style-name="T13"> </text:span><text:span text:style-name="T19">ArrayList </text:span><text:span text:style-name="T15">addresses</text:span><text:span text:style-name="T17">;</text:span></text:p>
              </text:section>
              <text:section text:style-name="Sect1" text:name="crayon-618203f288c56962171886-9">
                <text:p text:style-name="P17"><text:span text:style-name="T10">public</text:span><text:span text:style-name="T13"> </text:span><text:span text:style-name="T19">Employee</text:span><text:span text:style-name="T17">(</text:span><text:span text:style-name="T11">String</text:span><text:span text:style-name="T13"> </text:span><text:span text:style-name="T15">name</text:span><text:span text:style-name="T17">,</text:span><text:span text:style-name="T13"> </text:span><text:span text:style-name="T19">ArrayList </text:span><text:span text:style-name="T15">addresses</text:span><text:span text:style-name="T17">)</text:span><text:span text:style-name="T13"> </text:span><text:span text:style-name="T17">{</text:span></text:p>
              </text:section>
              <text:section text:style-name="Sect1" text:name="crayon-618203f288c56962171886-10">
                <text:p text:style-name="P17"><text:span text:style-name="T2">super</text:span><text:span text:style-name="T17">();</text:span></text:p>
              </text:section>
              <text:section text:style-name="Sect1" text:name="crayon-618203f288c56962171886-11">
                <text:p text:style-name="P17"><text:span text:style-name="T2">this</text:span><text:span text:style-name="T17">.</text:span><text:span text:style-name="T15">name</text:span><text:span text:style-name="T13"> = </text:span><text:span text:style-name="T15">name</text:span><text:span text:style-name="T17">;</text:span></text:p>
              </text:section>
              <text:section text:style-name="Sect1" text:name="crayon-618203f288c56962171886-12">
                <text:p text:style-name="P17"><text:span text:style-name="T19">ArrayList </text:span><text:span text:style-name="T15">tempAdd</text:span><text:span text:style-name="T13">=</text:span><text:span text:style-name="T2">new</text:span><text:span text:style-name="T13"> </text:span><text:span text:style-name="T19">ArrayList</text:span><text:span text:style-name="T17">();</text:span></text:p>
              </text:section>
              <text:section text:style-name="Sect1" text:name="crayon-618203f288c56962171886-13">
                <text:p text:style-name="P17"><text:span text:style-name="T2">for</text:span><text:span text:style-name="T13"> </text:span><text:span text:style-name="T17">(</text:span><text:span text:style-name="T11">int</text:span><text:span text:style-name="T13"> </text:span><text:span text:style-name="T15">i</text:span><text:span text:style-name="T13"> = </text:span><text:span text:style-name="T21">0</text:span><text:span text:style-name="T17">;</text:span><text:span text:style-name="T13"> </text:span><text:span text:style-name="T15">i</text:span><text:span text:style-name="T13"> &lt; </text:span><text:span text:style-name="T15">addresses</text:span><text:span text:style-name="T17">.</text:span><text:span text:style-name="T19">size</text:span><text:span text:style-name="T17">();</text:span><text:span text:style-name="T13"> </text:span><text:span text:style-name="T15">i</text:span><text:span text:style-name="T13">++</text:span><text:span text:style-name="T17">)</text:span><text:span text:style-name="T13"> </text:span><text:span text:style-name="T17">{</text:span></text:p>
              </text:section>
              <text:section text:style-name="Sect1" text:name="crayon-618203f288c56962171886-14">
                <text:p text:style-name="P17"><text:span text:style-name="T15">tempAdd</text:span><text:span text:style-name="T17">.</text:span><text:span text:style-name="T19">add</text:span><text:span text:style-name="T17">(</text:span><text:span text:style-name="T15">addresses</text:span><text:span text:style-name="T17">.</text:span><text:span text:style-name="T19">get</text:span><text:span text:style-name="T17">(</text:span><text:span text:style-name="T15">i</text:span><text:span text:style-name="T17">));</text:span></text:p>
              </text:section>
              <text:section text:style-name="Sect1" text:name="crayon-618203f288c56962171886-15">
                <text:p text:style-name="P14">}</text:p>
              </text:section>
              <text:section text:style-name="Sect1" text:name="crayon-618203f288c56962171886-16">
                <text:p text:style-name="P17"><text:span text:style-name="T2">this</text:span><text:span text:style-name="T17">.</text:span><text:span text:style-name="T15">addresses</text:span><text:span text:style-name="T13"> = </text:span><text:span text:style-name="T15">tempAdd</text:span><text:span text:style-name="T17">;</text:span></text:p>
              </text:section>
              <text:section text:style-name="Sect1" text:name="crayon-618203f288c56962171886-17">
                <text:p text:style-name="P14">}</text:p>
              </text:section>
              <text:section text:style-name="Sect1" text:name="crayon-618203f288c56962171886-18">
                <text:p text:style-name="P15"> </text:p>
              </text:section>
              <text:section text:style-name="Sect1" text:name="crayon-618203f288c56962171886-19">
                <text:p text:style-name="P17"><text:span text:style-name="T10">public</text:span><text:span text:style-name="T13"> </text:span><text:span text:style-name="T11">String</text:span><text:span text:style-name="T13"> </text:span><text:span text:style-name="T19">getName</text:span><text:span text:style-name="T17">()</text:span><text:span text:style-name="T13"> </text:span><text:span text:style-name="T17">{</text:span></text:p>
              </text:section>
              <text:section text:style-name="Sect1" text:name="crayon-618203f288c56962171886-20">
                <text:p text:style-name="P17"><text:span text:style-name="T2">return</text:span><text:span text:style-name="T13"> </text:span><text:span text:style-name="T15">name</text:span><text:span text:style-name="T17">;</text:span></text:p>
              </text:section>
              <text:section text:style-name="Sect1" text:name="crayon-618203f288c56962171886-21">
                <text:p text:style-name="P14">}</text:p>
              </text:section>
              <text:section text:style-name="Sect1" text:name="crayon-618203f288c56962171886-22">
                <text:p text:style-name="P17"><text:span text:style-name="T10">public</text:span><text:span text:style-name="T13"> </text:span><text:span text:style-name="T19">ArrayList getAddresses</text:span><text:span text:style-name="T17">()</text:span><text:span text:style-name="T13"> </text:span><text:span text:style-name="T17">{</text:span></text:p>
              </text:section>
              <text:section text:style-name="Sect1" text:name="crayon-618203f288c56962171886-23">
                <text:p text:style-name="P17"><text:span text:style-name="T2">return</text:span><text:span text:style-name="T13"> </text:span><text:span text:style-name="T15">addresses</text:span><text:span text:style-name="T17">;</text:span></text:p>
              </text:section>
              <text:section text:style-name="Sect1" text:name="crayon-618203f288c56962171886-24">
                <text:p text:style-name="P17"><text:span text:style-name="T17">}</text:span><text:span text:style-name="T13"> </text:span></text:p>
              </text:section>
              <text:section text:style-name="Sect1" text:name="crayon-618203f288c56962171886-25">
                <text:p text:style-name="P14">}</text:p>
              </text:section>
              <text:section text:style-name="Sect1" text:name="crayon-618203f288c56962171886-26">
                <text:p text:style-name="P15"> </text:p>
              </text:section>
            </table:table-cell>
          </table:table-row>
        </table:table>
        <text:p text:style-name="P10"/>
      </text:section>
      <text:p text:style-name="P9">Answer: </text:p>
      <text:p text:style-name="P8">Employee class is not an immutable class because you can still perform employee.getAddresses().add(“New address”) and it will be added to employee’s addresses list.</text:p>
      <text:p text:style-name="P8">You need to return clone of addresses list from getAddresses method ,so employee.getAddresses().add(“New address”)  won’t impact employee’s addresses list.</text:p>
      <text:p text:style-name="P28"><text:span text:style-name="T9">If you change above getAddresses() method to below method, Employee class will become immutable.</text:span></text:p>
      <text:section text:style-name="Sect2" text:name="crayon-618203f288c60447574765">
        <table:table table:name="Table2" table:style-name="Table2">
          <table:table-column table:style-name="Table2.A"/>
          <table:table-column table:style-name="Table2.B"/>
          <text:soft-page-break/>
          <table:table-row table:style-name="TableLine2779528557088">
            <table:table-cell table:style-name="Table2.A1" office:value-type="string">
              <text:p text:style-name="P13">1</text:p>
              <text:p text:style-name="P13">2</text:p>
              <text:p text:style-name="P13">3</text:p>
              <text:p text:style-name="P13">4</text:p>
              <text:p text:style-name="P13">5</text:p>
            </table:table-cell>
            <table:table-cell table:style-name="Table2.B1" office:value-type="string">
              <text:section text:style-name="Sect1" text:name="crayon-618203f288c60447574765-1">
                <text:p text:style-name="P15"> </text:p>
              </text:section>
              <text:section text:style-name="Sect1" text:name="crayon-618203f288c60447574765-2">
                <text:p text:style-name="P17"><text:span text:style-name="T10">public</text:span><text:span text:style-name="T13"> </text:span><text:span text:style-name="T19">ArrayList getAddresses</text:span><text:span text:style-name="T17">()</text:span><text:span text:style-name="T13"> </text:span><text:span text:style-name="T17">{</text:span></text:p>
              </text:section>
              <text:section text:style-name="Sect1" text:name="crayon-618203f288c60447574765-3">
                <text:p text:style-name="P15"><text:span text:style-name="T13">  </text:span><text:span text:style-name="T3">return</text:span><text:span text:style-name="T14"> </text:span><text:span text:style-name="T18">(</text:span><text:span text:style-name="T16">ArrayList</text:span><text:span text:style-name="T18">)</text:span><text:span text:style-name="T14"> </text:span><text:span text:style-name="T16">addresses</text:span><text:span text:style-name="T18">.</text:span><text:span text:style-name="T20">clone</text:span><text:span text:style-name="T18">();</text:span></text:p>
              </text:section>
              <text:section text:style-name="Sect1" text:name="crayon-618203f288c60447574765-4">
                <text:p text:style-name="P14">}</text:p>
              </text:section>
              <text:section text:style-name="Sect1" text:name="crayon-618203f288c60447574765-5">
                <text:p text:style-name="P15"> </text:p>
              </text:section>
            </table:table-cell>
          </table:table-row>
        </table:table>
      </text:section>
      <text:h text:style-name="P22" text:outline-level="4"><text:span text:style-name="T24">4. Can you provide example of immutable class?</text:span></text:h>
      <text:p text:style-name="P20"><text:span text:style-name="T8">Answer  : </text:span><text:span text:style-name="T9">Yes. I have created  Country class which is immutable.</text:span></text:p>
      <text:section text:style-name="Sect2" text:name="crayon-618203f288c63614193789">
        <table:table table:name="Table3" table:style-name="Table3">
          <table:table-column table:style-name="Table3.A"/>
          <table:table-column table:style-name="Table3.B"/>
          <table:table-row table:style-name="TableLine2779528559536">
            <table:table-cell table:style-name="Table3.A1" office:value-type="string">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3">10</text:p>
              <text:p text:style-name="P13">11</text:p>
              <text:p text:style-name="P13">12</text:p>
              <text:p text:style-name="P13">13</text:p>
              <text:p text:style-name="P13">14</text:p>
              <text:p text:style-name="P13">15</text:p>
              <text:p text:style-name="P13">16</text:p>
              <text:p text:style-name="P13">17</text:p>
              <text:p text:style-name="P13">18</text:p>
              <text:p text:style-name="P13">19</text:p>
              <text:p text:style-name="P13">20</text:p>
              <text:p text:style-name="P13">21</text:p>
              <text:p text:style-name="P13">22</text:p>
              <text:p text:style-name="P13">23</text:p>
              <text:p text:style-name="P13">24</text:p>
              <text:p text:style-name="P13">25</text:p>
              <text:p text:style-name="P13">26</text:p>
              <text:p text:style-name="P13">27</text:p>
              <text:p text:style-name="P13">28</text:p>
              <text:p text:style-name="P13">29</text:p>
              <text:p text:style-name="P13">30</text:p>
              <text:p text:style-name="P13">31</text:p>
              <text:p text:style-name="P13">32</text:p>
              <text:p text:style-name="P13">33</text:p>
              <text:p text:style-name="P13">34</text:p>
            </table:table-cell>
            <table:table-cell table:style-name="Table3.B1" office:value-type="string">
              <text:section text:style-name="Sect1" text:name="crayon-618203f288c63614193789-1">
                <text:p text:style-name="P15"> </text:p>
              </text:section>
              <text:section text:style-name="Sect1" text:name="crayon-618203f288c63614193789-2">
                <text:p text:style-name="P17"><text:span text:style-name="T11">package</text:span><text:span text:style-name="T13"> </text:span><text:span text:style-name="T15">org</text:span><text:span text:style-name="T17">.</text:span><text:span text:style-name="T15">arpit</text:span><text:span text:style-name="T17">.</text:span><text:span text:style-name="T15">java2blog</text:span><text:span text:style-name="T17">.</text:span><text:span text:style-name="T15">bean</text:span><text:span text:style-name="T17">;</text:span></text:p>
              </text:section>
              <text:section text:style-name="Sect1" text:name="crayon-618203f288c63614193789-3">
                <text:p text:style-name="P15"> </text:p>
              </text:section>
              <text:section text:style-name="Sect1" text:name="crayon-618203f288c63614193789-4">
                <text:p text:style-name="P17"><text:span text:style-name="T19">import </text:span><text:span text:style-name="T15">java</text:span><text:span text:style-name="T17">.</text:span><text:span text:style-name="T15">util</text:span><text:span text:style-name="T17">.</text:span><text:span text:style-name="T15">ArrayList</text:span><text:span text:style-name="T17">;</text:span></text:p>
              </text:section>
              <text:section text:style-name="Sect1" text:name="crayon-618203f288c63614193789-5">
                <text:p text:style-name="P15"> </text:p>
              </text:section>
              <text:section text:style-name="Sect1" text:name="crayon-618203f288c63614193789-6">
                <text:p text:style-name="P17"><text:span text:style-name="T10">public</text:span><text:span text:style-name="T13"> </text:span><text:span text:style-name="T10">final</text:span><text:span text:style-name="T13"> </text:span><text:span text:style-name="T11">class</text:span><text:span text:style-name="T13"> </text:span><text:span text:style-name="T19">Country</text:span><text:span text:style-name="T13"> </text:span><text:span text:style-name="T17">{</text:span></text:p>
              </text:section>
              <text:section text:style-name="Sect1" text:name="crayon-618203f288c63614193789-7">
                <text:p text:style-name="P15"><text:span text:style-name="T13">    </text:span><text:span text:style-name="T23">// declared private final instance variable</text:span></text:p>
              </text:section>
              <text:section text:style-name="Sect1" text:name="crayon-618203f288c63614193789-8">
                <text:p text:style-name="P17"><text:span text:style-name="T10">private</text:span><text:span text:style-name="T13"> </text:span><text:span text:style-name="T10">final</text:span><text:span text:style-name="T13"> </text:span><text:span text:style-name="T11">String</text:span><text:span text:style-name="T13"> </text:span><text:span text:style-name="T15">countryName</text:span><text:span text:style-name="T17">;</text:span></text:p>
              </text:section>
              <text:section text:style-name="Sect1" text:name="crayon-618203f288c63614193789-9">
                <text:p text:style-name="P18">// Mutable object</text:p>
              </text:section>
              <text:section text:style-name="Sect1" text:name="crayon-618203f288c63614193789-10">
                <text:p text:style-name="P17"><text:span text:style-name="T10">private</text:span><text:span text:style-name="T13"> </text:span><text:span text:style-name="T10">final</text:span><text:span text:style-name="T13"> </text:span><text:span text:style-name="T19">ArrayList </text:span><text:span text:style-name="T15">listOfStates</text:span><text:span text:style-name="T17">;</text:span></text:p>
              </text:section>
              <text:section text:style-name="Sect1" text:name="crayon-618203f288c63614193789-11">
                <text:p text:style-name="P15"> </text:p>
              </text:section>
              <text:section text:style-name="Sect1" text:name="crayon-618203f288c63614193789-12">
                <text:p text:style-name="P17"><text:span text:style-name="T10">public</text:span><text:span text:style-name="T13"> </text:span><text:span text:style-name="T19">Country</text:span><text:span text:style-name="T17">(</text:span><text:span text:style-name="T11">String</text:span><text:span text:style-name="T13"> </text:span><text:span text:style-name="T15">countryName</text:span><text:span text:style-name="T17">,</text:span><text:span text:style-name="T13"> </text:span><text:span text:style-name="T19">ArrayList </text:span><text:span text:style-name="T15">listOfStates</text:span><text:span text:style-name="T17">)</text:span><text:span text:style-name="T13"> </text:span><text:span text:style-name="T17">{</text:span></text:p>
              </text:section>
              <text:section text:style-name="Sect1" text:name="crayon-618203f288c63614193789-13">
                <text:p text:style-name="P15"><text:span text:style-name="T13">  </text:span><text:span text:style-name="T3">super</text:span><text:span text:style-name="T18">();</text:span></text:p>
              </text:section>
              <text:section text:style-name="Sect1" text:name="crayon-618203f288c63614193789-14">
                <text:p text:style-name="P15"><text:span text:style-name="T13">  </text:span><text:span text:style-name="T3">this</text:span><text:span text:style-name="T18">.</text:span><text:span text:style-name="T16">countryName</text:span><text:span text:style-name="T14"> = </text:span><text:span text:style-name="T16">countryName</text:span><text:span text:style-name="T18">;</text:span></text:p>
              </text:section>
              <text:section text:style-name="Sect1" text:name="crayon-618203f288c63614193789-15">
                <text:p text:style-name="P15"><text:span text:style-name="T13">  </text:span><text:span text:style-name="T23">// Creating deep copy for mutable object</text:span></text:p>
              </text:section>
              <text:section text:style-name="Sect1" text:name="crayon-618203f288c63614193789-16">
                <text:p text:style-name="P15"><text:span text:style-name="T13">  </text:span><text:span text:style-name="T20">ArrayList </text:span><text:span text:style-name="T16">tempList</text:span><text:span text:style-name="T14"> = </text:span><text:span text:style-name="T3">new</text:span><text:span text:style-name="T14"> </text:span><text:span text:style-name="T20">ArrayList</text:span><text:span text:style-name="T18">();</text:span></text:p>
              </text:section>
              <text:section text:style-name="Sect1" text:name="crayon-618203f288c63614193789-17">
                <text:p text:style-name="P15"> </text:p>
              </text:section>
              <text:section text:style-name="Sect1" text:name="crayon-618203f288c63614193789-18">
                <text:p text:style-name="P15"><text:span text:style-name="T13">  </text:span><text:span text:style-name="T3">for</text:span><text:span text:style-name="T14"> </text:span><text:span text:style-name="T18">(</text:span><text:span text:style-name="T12">int</text:span><text:span text:style-name="T14"> </text:span><text:span text:style-name="T16">i</text:span><text:span text:style-name="T14"> = </text:span><text:span text:style-name="T22">0</text:span><text:span text:style-name="T18">;</text:span><text:span text:style-name="T14"> </text:span><text:span text:style-name="T16">i</text:span><text:span text:style-name="T14"> &lt; </text:span><text:span text:style-name="T16">listOfStates</text:span><text:span text:style-name="T18">.</text:span><text:span text:style-name="T20">size</text:span><text:span text:style-name="T18">();</text:span><text:span text:style-name="T14"> </text:span><text:span text:style-name="T16">i</text:span><text:span text:style-name="T14">++</text:span><text:span text:style-name="T18">)</text:span><text:span text:style-name="T14"> </text:span><text:span text:style-name="T18">{</text:span></text:p>
              </text:section>
              <text:section text:style-name="Sect1" text:name="crayon-618203f288c63614193789-19">
                <text:p text:style-name="P15"><text:span text:style-name="T13">   </text:span><text:span text:style-name="T16">tempList</text:span><text:span text:style-name="T18">.</text:span><text:span text:style-name="T20">add</text:span><text:span text:style-name="T18">(</text:span><text:span text:style-name="T16">listOfStates</text:span><text:span text:style-name="T18">.</text:span><text:span text:style-name="T20">get</text:span><text:span text:style-name="T18">(</text:span><text:span text:style-name="T16">i</text:span><text:span text:style-name="T18">));</text:span></text:p>
              </text:section>
              <text:section text:style-name="Sect1" text:name="crayon-618203f288c63614193789-20">
                <text:p text:style-name="P15"><text:span text:style-name="T13">  </text:span><text:span text:style-name="T18">}</text:span></text:p>
              </text:section>
              <text:section text:style-name="Sect1" text:name="crayon-618203f288c63614193789-21">
                <text:p text:style-name="P15"><text:span text:style-name="T13">  </text:span><text:span text:style-name="T3">this</text:span><text:span text:style-name="T18">.</text:span><text:span text:style-name="T16">listOfStates</text:span><text:span text:style-name="T14"> = </text:span><text:span text:style-name="T16">tempList</text:span><text:span text:style-name="T18">;</text:span></text:p>
              </text:section>
              <text:section text:style-name="Sect1" text:name="crayon-618203f288c63614193789-22">
                <text:p text:style-name="P14">}</text:p>
              </text:section>
              <text:section text:style-name="Sect1" text:name="crayon-618203f288c63614193789-23">
                <text:p text:style-name="P15"> </text:p>
              </text:section>
              <text:section text:style-name="Sect1" text:name="crayon-618203f288c63614193789-24">
                <text:p text:style-name="P17"><text:span text:style-name="T10">public</text:span><text:span text:style-name="T13"> </text:span><text:span text:style-name="T11">String</text:span><text:span text:style-name="T13"> </text:span><text:span text:style-name="T19">getCountryName</text:span><text:span text:style-name="T17">()</text:span><text:span text:style-name="T13"> </text:span><text:span text:style-name="T17">{</text:span></text:p>
              </text:section>
              <text:section text:style-name="Sect1" text:name="crayon-618203f288c63614193789-25">
                <text:p text:style-name="P15"><text:span text:style-name="T13">     </text:span><text:span text:style-name="T23">// Do not need to do cloning as it is immutable object</text:span></text:p>
              </text:section>
              <text:section text:style-name="Sect1" text:name="crayon-618203f288c63614193789-26">
                <text:p text:style-name="P15"><text:span text:style-name="T13">  </text:span><text:span text:style-name="T3">return</text:span><text:span text:style-name="T14"> </text:span><text:span text:style-name="T16">countryName</text:span><text:span text:style-name="T18">;</text:span></text:p>
              </text:section>
              <text:section text:style-name="Sect1" text:name="crayon-618203f288c63614193789-27">
                <text:p text:style-name="P14">}</text:p>
              </text:section>
              <text:section text:style-name="Sect1" text:name="crayon-618203f288c63614193789-28">
                <text:p text:style-name="P15"> </text:p>
              </text:section>
              <text:section text:style-name="Sect1" text:name="crayon-618203f288c63614193789-29">
                <text:p text:style-name="P17"><text:span text:style-name="T10">public</text:span><text:span text:style-name="T13"> </text:span><text:span text:style-name="T19">ArrayList getListOfStates</text:span><text:span text:style-name="T17">()</text:span><text:span text:style-name="T13"> </text:span><text:span text:style-name="T17">{</text:span></text:p>
              </text:section>
              <text:section text:style-name="Sect1" text:name="crayon-618203f288c63614193789-30">
                <text:p text:style-name="P15"><text:span text:style-name="T13">     </text:span><text:span text:style-name="T23">// Returning cloned object </text:span></text:p>
              </text:section>
              <text:section text:style-name="Sect1" text:name="crayon-618203f288c63614193789-31">
                <text:p text:style-name="P15"><text:span text:style-name="T13">  </text:span><text:span text:style-name="T3">return</text:span><text:span text:style-name="T14"> </text:span><text:span text:style-name="T18">(</text:span><text:span text:style-name="T16">ArrayList</text:span><text:span text:style-name="T18">)</text:span><text:span text:style-name="T14"> </text:span><text:span text:style-name="T16">listOfStates</text:span><text:span text:style-name="T18">.</text:span><text:span text:style-name="T20">clone</text:span><text:span text:style-name="T18">();</text:span></text:p>
              </text:section>
              <text:section text:style-name="Sect1" text:name="crayon-618203f288c63614193789-32">
                <text:p text:style-name="P14">}</text:p>
              </text:section>
              <text:section text:style-name="Sect1" text:name="crayon-618203f288c63614193789-33">
                <text:p text:style-name="P14">}</text:p>
              </text:section>
              <text:section text:style-name="Sect1" text:name="crayon-618203f288c63614193789-34">
                <text:p text:style-name="P15"> </text:p>
              </text:section>
            </table:table-cell>
          </table:table-row>
        </table:table>
      </text:section>
      <text:h text:style-name="P22" text:outline-level="4"><text:soft-page-break/><text:span text:style-name="T24">5. Do immutable classes thread safe? If yes then how?</text:span></text:h>
      <text:p text:style-name="P7"><text:span text:style-name="T1">Answer : </text:span><text:line-break/>Immutable classes are thread safe because you can not change state of immutable objects, so even if two thread access immutable object in parallel, it won’t create any issue.</text:p>
      <text:h text:style-name="P2" text:outline-level="4">6. What precautions you need to take if you are working with mutable instance variables?</text:h>
      <text:p text:style-name="P5">If you are working with mutable instance variable(addresses list in above Employee class) then do following:</text:p>
      <text:list xml:id="list1009153538" text:style-name="L2">
        <text:list-item>
          <text:p text:style-name="P24">Do deep copy mutable variable in constructor.</text:p>
        </text:list-item>
        <text:list-item>
          <text:p text:style-name="P24">Return <text:span text:style-name="T1">clone of instance variable from getter of that instance variable </text:span>rather than actual variable.</text:p>
        </text:list-item>
      </text:list>
      <text:p text:style-name="P19"><text:span text:style-name="T7">You can read more about it at </text:span><text:a xlink:type="simple" xlink:href="https://www.java2blog.com/2016/12/how-to-create-immutable-class-in-java.html" office:target-frame-name="_blank" xlink:show="new" text:style-name="Internet_20_link" text:visited-style-name="Visited_20_Internet_20_Link"><text:span text:style-name="T6">how to create immutable class in java</text:span></text:a><text:span text:style-name="T7">.</text:span></text:p>
      <text:h text:style-name="P2" text:outline-level="4">7. Why immutable objects are considered to be good keys for HashMap?</text:h>
      <text:p text:style-name="P11"><text:span text:style-name="T1">Answer : </text:span>Immutable object’s hashcode won’t change, so it makes key retrieval faster as you can cache different hashcode for different keys. In case of mutable object, hashcode may be dependent on mutable fields, if any value for these field changes, it might change hashcode, so you might not able to find your key in HashMap as hashcode is different now.</text:p>
      <text:h text:style-name="P2" text:outline-level="4"><text:soft-page-break/>8. Can you give some good examples of immutable classes?</text:h>
      <text:p text:style-name="P6">String, Integer, Long, Double, Character, Boolean etc and much more. Date is not an immutable clas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DM Sans" svg:font-family="'DM Sans',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MonacoRegular, 'Courier New', monospac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9T15:16:57.592000000</dc:date>
    <meta:editing-duration>PT18M47S</meta:editing-duration>
    <meta:editing-cycles>4</meta:editing-cycles>
    <meta:generator>LibreOffice/7.2.0.4$Windows_X86_64 LibreOffice_project/9a9c6381e3f7a62afc1329bd359cc48accb6435b</meta:generator>
    <meta:document-statistic meta:table-count="3" meta:image-count="0" meta:object-count="0" meta:page-count="6" meta:paragraph-count="158" meta:word-count="802" meta:character-count="4805" meta:non-whitespace-character-count="4092"/>
  </office:meta>
</office:document-meta>
</file>